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dulerFactoryBeanRuntimeHintsTests.defaultJobStoreHasH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dulerFactoryBeanRuntimeHintsTests.stdSchedulerFactoryHasH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dulerFactoryBeanRuntimeHints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dulerFactoryBeanRuntimeHintsTests.defaultThreadPoolHasH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dulerFactoryBeanRuntimeHintsTests.defaultClassLoadHelperHasH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